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93bfe"/>
    </style:style>
    <style:style style:name="P2" style:family="paragraph" style:parent-style-name="Standard">
      <style:text-properties officeooo:rsid="00193bfe" officeooo:paragraph-rsid="00193bfe"/>
    </style:style>
    <style:style style:name="P3" style:family="paragraph" style:parent-style-name="Standard">
      <style:text-properties fo:font-weight="normal" officeooo:rsid="00193bfe" officeooo:paragraph-rsid="00193bfe" style:font-weight-asian="normal" style:font-weight-complex="normal"/>
    </style:style>
    <style:style style:name="P4" style:family="paragraph" style:parent-style-name="Standard">
      <style:text-properties fo:font-style="normal" fo:font-weight="normal" officeooo:rsid="00193bfe" officeooo:paragraph-rsid="00193bfe" style:font-style-asian="normal" style:font-weight-asian="normal" style:font-style-complex="normal" style:font-weight-complex="normal"/>
    </style:style>
    <style:style style:name="P5" style:family="paragraph" style:parent-style-name="Standard">
      <style:text-properties fo:font-style="normal" fo:font-weight="normal" officeooo:rsid="00198763" officeooo:paragraph-rsid="00198763" style:font-style-asian="normal" style:font-weight-asian="normal" style:font-style-complex="normal" style:font-weight-complex="normal"/>
    </style:style>
    <style:style style:name="P6" style:family="paragraph" style:parent-style-name="Standard">
      <style:text-properties fo:font-style="normal" fo:font-weight="normal" officeooo:rsid="001ae7f2" officeooo:paragraph-rsid="001ae7f2" style:font-style-asian="normal" style:font-weight-asian="normal" style:font-style-complex="normal" style:font-weight-complex="normal"/>
    </style:style>
    <style:style style:name="P7" style:family="paragraph" style:parent-style-name="Standard">
      <style:text-properties fo:font-style="normal" fo:font-weight="bold" officeooo:rsid="00193bfe" officeooo:paragraph-rsid="00193bfe" style:font-style-asian="normal" style:font-weight-asian="bold" style:font-style-complex="normal" style:font-weight-complex="bold"/>
    </style:style>
    <style:style style:name="P8" style:family="paragraph">
      <style:paragraph-properties fo:text-align="center"/>
    </style:style>
    <style:style style:name="T1" style:family="text">
      <style:text-properties officeooo:rsid="00193bf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gr1" style:family="graphic">
      <style:graphic-properties draw:marker-end="Arrow" draw:marker-end-width="0.0693in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justify" draw:textarea-vertical-align="middle" draw:auto-grow-height="false" fo:min-height="1.7189in" fo:min-width="0.7516in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textarea-horizontal-align="justify" draw:textarea-vertical-align="middle" draw:auto-grow-height="false" fo:min-height="0.1193in" fo:min-width="0.7874in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6" style:family="graphic">
      <style:graphic-properties draw:textarea-horizontal-align="justify" draw:textarea-vertical-align="middle" draw:auto-grow-height="false" fo:min-height="0.3898in" fo:min-width="0.7854in" loext:decorative="fals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custom-shape text:anchor-type="paragraph" draw:z-index="0" draw:name="Shape 1" draw:style-name="gr6" svg:width="1.5705in" svg:height="1.1685in" svg:x="0.9953in" svg:y="0.1535in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text:tab/><text:tab/><text:span text:style-name="T1">Linguagens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line text:anchor-type="paragraph" draw:z-index="1" draw:name="Vertical line 1" draw:style-name="gr3" draw:text-style-name="P8" svg:x1="1.7244in" svg:y1="0.0472in" svg:x2="1.7244in" svg:y2="1.937in"><text:p/></draw:line></text:p>
      <text:p text:style-name="Standard"><text:tab/><text:span text:style-name="T1">Autómatos<text:tab/><text:tab/><text:tab/>Gramáticas</text:span></text:p>
      <text:p text:style-name="P1"/>
      <text:p text:style-name="P1"><text:tab/><text:tab/><text:tab/><text:tab/></text:p>
      <text:p text:style-name="P1"><text:span text:style-name="T1"><text:tab/><text:tab/><text:tab/><text:tab/>Desenvolvimento de processos de texto</text:span></text:p>
      <text:p text:style-name="P1"/>
      <text:p text:style-name="P1"><text:tab/><text:tab/><text:tab/><text:tab/><text:span text:style-name="T1">Desenvolvimento de compiladores</text:span></text:p>
      <text:p text:style-name="P1"/>
      <text:p text:style-name="P1"><text:tab/><text:tab/><text:tab/><text:tab/><text:span text:style-name="T1">Desenvolvimento de Hardware</text:span></text:p>
      <text:p text:style-name="P1"/>
      <text:p text:style-name="P2">Linguagem Formal</text:p>
      <text:p text:style-name="P2">→ Representa-se através de símbolos</text:p>
      <text:p text:style-name="P2">Alfabeto</text:p>
      <text:p text:style-name="P2">→ Composto por um conjunto não vazio de <text:span text:style-name="T2">símbolos</text:span></text:p>
      <text:p text:style-name="P3"><draw:path text:anchor-type="paragraph" draw:z-index="2" draw:name="Bézier curve 1" draw:style-name="gr3" draw:text-style-name="P8" svg:width="0.2878in" svg:height="0.3303in" draw:transform="rotate (2.35619449019235) translate (0.306944444444445in 0.500000000000001in)" svg:viewBox="0 0 732 840" svg:d="M402 816c243 141 480-378 212-374-646 7 116-328-307-442l-240 27-67 200"><text:p/></draw:path><text:tab/></text:p>
      <text:p text:style-name="P3"><text:tab/>= conjunto de símbolos</text:p>
      <text:p text:style-name="P3"/>
      <text:p text:style-name="P3"><text:s text:c="2"/>“sigma”</text:p>
      <text:p text:style-name="P3"/>
      <text:p text:style-name="P3">Exemplo:</text:p>
      <text:p text:style-name="P3"><draw:path text:anchor-type="paragraph" draw:z-index="3" draw:name="Bézier curve 2" draw:style-name="gr5" draw:text-style-name="P8" svg:width="0.2878in" svg:height="0.3303in" draw:transform="rotate (2.35619449019235) translate (0.306944444444444in 0.500000000000001in)" svg:viewBox="0 0 732 840" svg:d="M402 816c243 141 480-378 212-374-646 7 116-328-307-442l-240 27-67 200"><text:p text:style-name="P8"/><text:p text:style-name="P8"/></draw:path><text:tab/></text:p>
      <text:p text:style-name="P3"><text:tab/> = {a, b}</text:p>
      <text:p text:style-name="P3"/>
      <text:p text:style-name="P3"/>
      <text:p text:style-name="P3"><draw:path text:anchor-type="paragraph" draw:z-index="4" draw:name="Bézier curve 3" draw:style-name="gr3" draw:text-style-name="P8" svg:width="0.2878in" svg:height="0.3303in" draw:transform="rotate (2.35619449019235) translate (0.306944444444444in 0.368750000000001in)" svg:viewBox="0 0 732 840" svg:d="M402 816c243 141 480-378 212-374-646 7 116-328-307-442l-240 27-67 200"><text:p/></draw:path><text:tab/>= {1, 2, 3, …}</text:p>
      <text:p text:style-name="P3"/>
      <text:p text:style-name="P3">Juntando os símbolos temos strings</text:p>
      <text:p text:style-name="P3"/>
      <text:p text:style-name="P3">Exemplo:</text:p>
      <text:p text:style-name="P3"><draw:path text:anchor-type="paragraph" draw:z-index="5" draw:name="Bézier curve 4" draw:style-name="gr5" draw:text-style-name="P8" svg:width="0.2878in" svg:height="0.3303in" draw:transform="rotate (2.35619449019235) translate (0.306944444444444in 0.500000000000003in)" svg:viewBox="0 0 732 840" svg:d="M402 816c243 141 480-378 212-374-646 7 116-328-307-442l-240 27-67 200"><text:p text:style-name="P8"/><text:p text:style-name="P8"/></draw:path><text:tab/></text:p>
      <text:p text:style-name="P3"><text:tab/>= {a, b]</text:p>
      <text:p text:style-name="P3"/>
      <text:p text:style-name="P3">Eu posso criar as cadeias</text:p>
      <text:p text:style-name="P3">w = a</text:p>
      <text:p text:style-name="P3">w = ab</text:p>
      <text:p text:style-name="P3">w = abbab</text:p>
      <text:p text:style-name="P3"><text:tab/><text:span text:style-name="T3">fecho estrela</text:span></text:p>
      <text:p text:style-name="P4"><draw:path text:anchor-type="paragraph" draw:z-index="6" draw:name="Bézier curve 5" draw:style-name="gr3" draw:text-style-name="P8" svg:width="0.2878in" svg:height="0.3303in" draw:transform="rotate (2.35619449019235) translate (0.306944444444446in 0.631250000000003in)" svg:viewBox="0 0 732 840" svg:d="M402 816c243 141 480-378 212-374-646 7 116-328-307-442l-240 27-67 200"><text:p/></draw:path><text:tab/>*</text:p>
      <text:p text:style-name="P4"/>
      <text:p text:style-name="P4"><text:tab/><text:tab/>contem vazio</text:p>
      <text:p text:style-name="P4"><draw:path text:anchor-type="paragraph" draw:z-index="7" draw:name="Bézier curve 6" draw:style-name="gr5" draw:text-style-name="P8" svg:width="0.2878in" svg:height="0.3303in" draw:transform="rotate (2.35619449019235) translate (0.306944444444444in 0.762500000000003in)" svg:viewBox="0 0 732 840" svg:d="M402 816c243 141 480-378 212-374-646 7 116-328-307-442l-240 27-67 200"><text:p text:style-name="P8"/><text:p text:style-name="P8"/></draw:path><text:tab/></text:p>
      <text:p text:style-name="P4"><text:tab/>+</text:p>
      <text:p text:style-name="P4"><text:tab/><text:tab/>contem pelo menos um simbolo</text:p>
      <text:p text:style-name="P4"/>
      <text:p text:style-name="P4"/>
      <text:p text:style-name="P4"><text:soft-page-break/>linguagem: dado um alfabeto</text:p>
      <text:p text:style-name="P4">qualquer “sigma”, linguagem L é qualquer subconjunto de “sigma”*</text:p>
      <text:p text:style-name="P4"/>
      <text:p text:style-name="P4">Linguagem finita e infinitas</text:p>
      <text:p text:style-name="P4">L1 = [a, ab, abb}</text:p>
      <text:p text:style-name="P4">L2 = {a^(n)b^(n) : n&gt;=0}</text:p>
      <text:p text:style-name="P4"/>
      <text:p text:style-name="P7">Autómatos</text:p>
      <text:p text:style-name="P4"/>
      <text:p text:style-name="P4">→ modelos abstratos de muitos dispositivos de hardwares e softwares</text:p>
      <text:p text:style-name="P4">Ficheiros de Entrada</text:p>
      <text:p text:style-name="P4"><draw:line text:anchor-type="paragraph" draw:z-index="8" draw:name="Line 1" draw:style-name="gr3" draw:text-style-name="P8" svg:x1="0.5783in" svg:y1="0.1563in" svg:x2="2.5949in" svg:y2="0.1854in"><text:p/></draw:line><draw:line text:anchor-type="paragraph" draw:z-index="9" draw:name="Line 2" draw:style-name="gr3" draw:text-style-name="P8" svg:x1="0.6382in" svg:y1="0.439in" svg:x2="2.5874in" svg:y2="0.461in"><text:p/></draw:line><draw:line text:anchor-type="paragraph" draw:z-index="10" draw:name="Line 3" draw:style-name="gr3" draw:text-style-name="P8" svg:x1="0.9362in" svg:y1="0.0965in" svg:x2="0.9209in" svg:y2="0.461in"><text:p/></draw:line><draw:line text:anchor-type="paragraph" draw:z-index="11" draw:name="Line 4" draw:style-name="gr3" draw:text-style-name="P8" svg:x1="1.4051in" svg:y1="0.1563in" svg:x2="1.3898in" svg:y2="0.498in"><text:p/></draw:line><draw:line text:anchor-type="paragraph" draw:z-index="12" draw:name="Line 5" draw:style-name="gr3" draw:text-style-name="P8" svg:x1="1.9846in" svg:y1="0.1563in" svg:x2="1.9402in" svg:y2="0.461in"><text:p/></draw:line><draw:line text:anchor-type="paragraph" draw:z-index="13" draw:name="Line 6" draw:style-name="gr3" draw:text-style-name="P8" svg:x1="2.2673in" svg:y1="0.1854in" svg:x2="2.2827in" svg:y2="0.461in"><text:p/></draw:line><draw:line text:anchor-type="paragraph" draw:z-index="14" draw:name="Line 7" draw:style-name="gr1" draw:text-style-name="P8" svg:x1="1.6201in" svg:y1="0.6319in" svg:x2="1.6276in" svg:y2="0.9744in"><text:p/></draw:line><draw:path text:anchor-type="paragraph" draw:z-index="15" draw:name="Bézier curve 7" draw:style-name="gr3" draw:text-style-name="P8" svg:width="2.0823in" svg:height="1.711in" draw:transform="rotate (2.35026037073556) translate (1.86817732776108in 2.87845551329316in)" svg:viewBox="0 0 5290 4347" svg:d="M3531 0c-1253 1135 2332 524 1679 1393-517 688-1419 802-1970 1429-148 168-245 351-397 537-188 231-361 418-572 604-191 168-342 462-679 365-456-131-861-380-1180-715-145-152-632-356-297-586 693-473 818-1399 1593-1746l1104-742 360-256 53-53"><text:p/></draw:path>→ </text:p>
      <text:p text:style-name="P4"/>
      <text:p text:style-name="P4"/>
      <text:p text:style-name="P4"><draw:custom-shape text:anchor-type="paragraph" draw:z-index="24" draw:name="Shape 3" draw:style-name="gr2" svg:width="0.7516in" svg:height="1.7189in" svg:x="4.448in" svg:y="0.089in"><text:p/><draw:enhanced-geometry svg:viewBox="0 0 21600 21600" draw:type="rectangle" draw:enhanced-path="M 0 0 L 21600 0 21600 21600 0 21600 0 0 Z N"/></draw:custom-shape></text:p>
      <text:p text:style-name="P4"/>
      <text:p text:style-name="P4"/>
      <text:p text:style-name="P4"/>
      <text:p text:style-name="P4"><text:tab/><text:tab/> <text:tab/>Unidade de</text:p>
      <text:p text:style-name="P4"><draw:custom-shape text:anchor-type="paragraph" draw:z-index="16" draw:name="Shape 2" draw:style-name="gr4" svg:width="0.9823in" svg:height="0.2386in" svg:x="3.1382in" svg:y="0.0457in"><text:p/><draw:enhanced-geometry svg:viewBox="0 0 21600 21600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text:tab/><text:tab/><text:tab/>Controlo</text:p>
      <text:p text:style-name="P4"/>
      <text:p text:style-name="P4"/>
      <text:p text:style-name="P4">Ficheiro de saída</text:p>
      <text:p text:style-name="P4"><draw:line text:anchor-type="paragraph" draw:z-index="17" draw:name="Line 8" draw:style-name="gr3" draw:text-style-name="P8" svg:x1="0.8165in" svg:y1="0.1047in" svg:x2="2.5949in" svg:y2="0.1346in"><text:p/></draw:line><draw:line text:anchor-type="paragraph" draw:z-index="19" draw:name="Line 10" draw:style-name="gr3" draw:text-style-name="P8" svg:x1="1.2256in" svg:y1="0.3882in" svg:x2="1.211in" svg:y2="0.0457in"><text:p/></draw:line><draw:line text:anchor-type="paragraph" draw:z-index="20" draw:name="Line 11" draw:style-name="gr3" draw:text-style-name="P8" svg:x1="1.5157in" svg:y1="0.313in" svg:x2="1.4791in" svg:y2="0.1047in"><text:p/></draw:line><draw:line text:anchor-type="paragraph" draw:z-index="21" draw:name="Line 12" draw:style-name="gr3" draw:text-style-name="P8" svg:x1="1.7693in" svg:y1="0.4547in" svg:x2="1.7465in" svg:y2="0.1047in"><text:p/></draw:line><draw:line text:anchor-type="paragraph" draw:z-index="22" draw:name="Line 13" draw:style-name="gr3" draw:text-style-name="P8" svg:x1="2.2228in" svg:y1="0.3882in" svg:x2="2.2154in" svg:y2="0.1346in"><text:p/></draw:line><draw:line text:anchor-type="paragraph" draw:z-index="23" draw:name="Line 14" draw:style-name="gr3" draw:text-style-name="P8" svg:x1="2.0071in" svg:y1="0.3882in" svg:x2="2in" svg:y2="0.1047in"><text:p/></draw:line>→ </text:p>
      <text:p text:style-name="P4"><draw:line text:anchor-type="paragraph" draw:z-index="18" draw:name="Line 9" draw:style-name="gr3" draw:text-style-name="P8" svg:x1="0.9134in" svg:y1="0.1736in" svg:x2="2.5134in" svg:y2="0.1965in"><text:p/></draw:line></text:p>
      <text:p text:style-name="P5">A forma de produzir saída</text:p>
      <text:p text:style-name="P5">→ Acitadores: se reconhecem ou não sua cadeia na entrada</text:p>
      <text:p text:style-name="P5">→ Transdutores: se produzem uma cadeia na saída</text:p>
      <text:p text:style-name="P5"/>
      <text:p text:style-name="P5">Natureza da memória</text:p>
      <text:p text:style-name="P5">→ Autómatos finitos: não tem memória temporária</text:p>
      <text:p text:style-name="P5">→ Autómatos de Pilha: tem uma pilha (LIFO)</text:p>
      <text:p text:style-name="P5">→ Máquinas de Turing: memória em jeito de dimensão infinita</text:p>
      <text:p text:style-name="P5"/>
      <text:p text:style-name="P5">Questão: Dada uma cadeia de carateres, como deteto se pertence à linguagem?</text:p>
      <text:p text:style-name="P5"/>
      <text:p text:style-name="P5"><text:tab/><text:span text:style-name="T3">Linguagem L</text:span></text:p>
      <text:p text:style-name="P5"><draw:line text:anchor-type="paragraph" draw:z-index="25" draw:name="Line 15" draw:style-name="gr1" draw:text-style-name="P8" svg:x1="0.9508in" svg:y1="0.0555in" svg:x2="0.9583in" svg:y2="0.2409in"><text:p/></draw:line><text:span text:style-name="T3"/></text:p>
      <text:p text:style-name="P5"><text:span text:style-name="T3"><text:tab/>Gramática G (geram as cadeias de L)</text:span></text:p>
      <text:p text:style-name="P5"><draw:line text:anchor-type="paragraph" draw:z-index="26" draw:name="Line 16" draw:style-name="gr1" draw:text-style-name="P8" svg:x1="0.9283in" svg:y1="0.0957in" svg:x2="0.9429in" svg:y2="0.274in"><text:p/></draw:line><text:span text:style-name="T3"/></text:p>
      <text:p text:style-name="P5"><text:span text:style-name="T3"><text:tab/>Autómatos (recolhem as cadeias de L)</text:span></text:p>
      <text:p text:style-name="P5"><text:span text:style-name="T3"/></text:p>
      <text:p text:style-name="P5">DFA ( Deterministic Finite Automato)</text:p>
      <text:p text:style-name="P5">M = (Q, “sigma”, “omega”, q0, F)</text:p>
      <text:p text:style-name="P5">Q: Conjunto de entradas</text:p>
      <text:p text:style-name="P5">“sigma”: Alfabeto de entrada</text:p>
      <text:p text:style-name="P5">“omega”: Função de transição</text:p>
      <text:p text:style-name="P5">q0 pertence a Q: estado inicial</text:p>
      <text:p text:style-name="P5">F está contido exclusivamente em Q: conjunto de estados finais</text:p>
      <text:p text:style-name="P5"/>
      <text:p text:style-name="P5">“sigma” = {a, b}</text:p>
      <text:p text:style-name="P5">“lambda”:</text:p>
      <text:p text:style-name="P5"><text:soft-page-break/>a<text:tab/><text:tab/>→ q0</text:p>
      <text:p text:style-name="P5">b</text:p>
      <text:p text:style-name="P5">aa</text:p>
      <text:p text:style-name="P5">ab</text:p>
      <text:p text:style-name="P5">ba<text:tab/><text:tab/>abba</text:p>
      <text:p text:style-name="P5">bb<text:tab/><text:tab/>baba</text:p>
      <text:p text:style-name="P5">aaa</text:p>
      <text:p text:style-name="P5">aab</text:p>
      <text:p text:style-name="P5">aba</text:p>
      <text:p text:style-name="P5">baa</text:p>
      <text:p text:style-name="P5">bab</text:p>
      <text:p text:style-name="P5">…</text:p>
      <text:p text:style-name="P5"/>
      <text:p text:style-name="P6">(pedir o resto)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draw:marker draw:name="Arrow" svg:viewBox="0 0 20 20" svg:d="M0 20l10-20 10 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9T16:14:06.542346106</meta:creation-date>
    <dc:date>2024-09-19T16:48:09.303732896</dc:date>
    <meta:editing-duration>PT48S</meta:editing-duration>
    <meta:editing-cycles>2</meta:editing-cycles>
    <meta:generator>LibreOffice/24.2.5.2$Linux_X86_64 LibreOffice_project/420$Build-2</meta:generator>
    <meta:document-statistic meta:table-count="0" meta:image-count="0" meta:object-count="0" meta:page-count="3" meta:paragraph-count="77" meta:word-count="270" meta:character-count="1561" meta:non-whitespace-character-count="1309"/>
  </office:meta>
</office:document-meta>
</file>